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48677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11" calcext:value-type="float">
            <text:p>37.11</text:p>
          </table:table-cell>
          <table:table-cell office:value-type="float" office:value="199.21" calcext:value-type="float">
            <text:p>199.2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5 kWh</text:p>
          </table:table-cell>
          <table:table-cell office:value-type="float" office:value="461.79" calcext:value-type="float">
            <text:p>461.7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80.14" calcext:value-type="float">
            <text:p>80.14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T-1</text:p>
          </table:table-cell>
          <table:table-cell office:value-type="float" office:value="813.62" calcext:value-type="float">
            <text:p>813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2" calcext:value-type="float">
            <text:p>42.42</text:p>
          </table:table-cell>
          <table:table-cell office:value-type="float" office:value="187.12" calcext:value-type="float">
            <text:p>187.1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09 kWh</text:p>
          </table:table-cell>
          <table:table-cell office:value-type="float" office:value="527.86" calcext:value-type="float">
            <text:p>527.86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90.94" calcext:value-type="float">
            <text:p>90.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-1</text:p>
          </table:table-cell>
          <table:table-cell office:value-type="float" office:value="884.31" calcext:value-type="float">
            <text:p>884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31" calcext:value-type="float">
            <text:p>40.31</text:p>
          </table:table-cell>
          <table:table-cell office:value-type="float" office:value="344.63" calcext:value-type="float">
            <text:p>344.63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04 kWh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86.61" calcext:value-type="float">
            <text:p>86.61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T-1</text:p>
          </table:table-cell>
          <table:table-cell office:value-type="float" office:value="1008.66" calcext:value-type="float">
            <text:p>1008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92" calcext:value-type="float">
            <text:p>40.92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06 kWh</text:p>
          </table:table-cell>
          <table:table-cell office:value-type="float" office:value="509.03" calcext:value-type="float">
            <text:p>509.03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87.82" calcext:value-type="float">
            <text:p>87.8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-1</text:p>
          </table:table-cell>
          <table:table-cell office:value-type="float" office:value="673.29" calcext:value-type="float">
            <text:p>673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295.11" calcext:value-type="float">
            <text:p>295.11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171 kWh</text:p>
          </table:table-cell>
          <table:table-cell office:value-type="float" office:value="1276.53" calcext:value-type="float">
            <text:p>1276.53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230.87" calcext:value-type="float">
            <text:p>230.87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T-1</text:p>
          </table:table-cell>
          <table:table-cell office:value-type="float" office:value="2065.1" calcext:value-type="float">
            <text:p>206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74" calcext:value-type="float">
            <text:p>54.74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43 kWh</text:p>
          </table:table-cell>
          <table:table-cell office:value-type="float" office:value="681.05" calcext:value-type="float">
            <text:p>681.05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15.94" calcext:value-type="float">
            <text:p>115.9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T-1</text:p>
          </table:table-cell>
          <table:table-cell office:value-type="float" office:value="888.86" calcext:value-type="float">
            <text:p>888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29.82" calcext:value-type="float">
            <text:p>129.8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151 kWh</text:p>
          </table:table-cell>
          <table:table-cell office:value-type="float" office:value="1118.13" calcext:value-type="float">
            <text:p>1118.13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206.57" calcext:value-type="float">
            <text:p>206.57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T-1</text:p>
          </table:table-cell>
          <table:table-cell office:value-type="float" office:value="1713.5" calcext:value-type="float">
            <text:p>171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.16" calcext:value-type="float">
            <text:p>53.16</text:p>
          </table:table-cell>
          <table:table-cell office:value-type="float" office:value="117.34" calcext:value-type="float">
            <text:p>117.34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0 kWh</text:p>
          </table:table-cell>
          <table:table-cell office:value-type="float" office:value="661.41" calcext:value-type="float">
            <text:p>661.41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112.69" calcext:value-type="float">
            <text:p>112.69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T-1</text:p>
          </table:table-cell>
          <table:table-cell office:value-type="float" office:value="981.28" calcext:value-type="float">
            <text:p>981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05.26" calcext:value-type="float">
            <text:p>105.26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153 kWh</text:p>
          </table:table-cell>
          <table:table-cell office:value-type="float" office:value="1106.55" calcext:value-type="float">
            <text:p>1106.55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204.51" calcext:value-type="float">
            <text:p>204.5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T-1</text:p>
          </table:table-cell>
          <table:table-cell office:value-type="float" office:value="1673.14" calcext:value-type="float">
            <text:p>1673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93.56" calcext:value-type="float">
            <text:p>93.5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172 kWh</text:p>
          </table:table-cell>
          <table:table-cell office:value-type="float" office:value="1230.76" calcext:value-type="float">
            <text:p>1230.76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223.46" calcext:value-type="float">
            <text:p>223.46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T-1</text:p>
          </table:table-cell>
          <table:table-cell office:value-type="float" office:value="1806.73" calcext:value-type="float">
            <text:p>1806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153.21" calcext:value-type="float">
            <text:p>153.21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169 kWh</text:p>
          </table:table-cell>
          <table:table-cell office:value-type="float" office:value="1204.32" calcext:value-type="float">
            <text:p>1204.32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219.3" calcext:value-type="float">
            <text:p>219.3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T-1</text:p>
          </table:table-cell>
          <table:table-cell office:value-type="float" office:value="1834.5" calcext:value-type="float">
            <text:p>183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47 kWh</text:p>
          </table:table-cell>
          <table:table-cell office:value-type="float" office:value="668.47" calcext:value-type="float">
            <text:p>668.47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13.9" calcext:value-type="float">
            <text:p>113.9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T-1</text:p>
          </table:table-cell>
          <table:table-cell office:value-type="float" office:value="873.25" calcext:value-type="float">
            <text:p>87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13:25.873000000</meta:creation-date>
    <dc:date>2018-03-27T22:15:41.955000000</dc:date>
    <meta:editing-duration>PT2M16S</meta:editing-duration>
    <meta:editing-cycles>1</meta:editing-cycles>
    <meta:document-statistic meta:table-count="1" meta:cell-count="152" meta:object-count="0"/>
    <meta:generator>LibreOffice/5.3.4.2$Windows_x86 LibreOffice_project/f82d347ccc0be322489bf7da61d7e4ad13fe2ff3</meta:generator>
  </office:meta>
</office:document-meta>
</file>